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2.4319in"/>
    </style:style>
    <style:style style:name="co6" style:family="table-column">
      <style:table-column-properties fo:break-before="auto" style:column-width="2.8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6154in" fo:break-before="auto" style:use-optimal-row-height="false"/>
    </style:style>
    <style:style style:name="ro5" style:family="table-row">
      <style:table-row-properties style:row-height="0.4598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472in" fo:break-before="auto" style:use-optimal-row-height="false"/>
    </style:style>
    <style:style style:name="ro8" style:family="table-row">
      <style:table-row-properties style:row-height="0.3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T1" style:family="text">
      <style:text-properties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Пріорітет</text:p>
          </table:table-cell>
          <table:table-cell table:style-name="ce3" office:value-type="string" calcext:value-type="string">
            <text:p>Унікальний ID</text:p>
          </table:table-cell>
          <table:table-cell table:style-name="ce3" office:value-type="string" calcext:value-type="string">
            <text:p>Короткий Опис</text:p>
          </table:table-cell>
          <table:table-cell table:style-name="ce3" office:value-type="string" calcext:value-type="string">
            <text:p>Заголовки, початкові дані і кроки </text:p>
          </table:table-cell>
          <table:table-cell table:style-name="ce3" office:value-type="string" calcext:value-type="string">
            <text:p>Очікуванний результат тесткейсу</text:p>
          </table:table-cell>
        </table:table-row>
        <table:table-row table:style-name="ro4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login_test1</text:p>
          </table:table-cell>
          <table:table-cell table:style-name="ce4" office:value-type="string" calcext:value-type="string">
            <text:p>Перевірка </text:p>
            <text:p>входу на сайт</text:p>
          </table:table-cell>
          <table:table-cell table:style-name="ce5" office:value-type="string" calcext:value-type="string">
            <text:p><text:span text:style-name="T1">1. Відкрити вікно для входу</text:span></text:p>
            <text:p><text:span text:style-name="T1">2. Ввести дані</text:span></text:p>
            <text:p><text:span text:style-name="T1">3. Натиснути на кнопку “Вхід”</text:span></text:p>
          </table:table-cell>
          <table:table-cell table:style-name="ce5" office:value-type="string" calcext:value-type="string">
            <text:p><text:span text:style-name="T1">1. З’являється форма для внесення данних</text:span></text:p>
            <text:p><text:span text:style-name="T1">2. Запис данних</text:span></text:p>
            <text:p><text:span text:style-name="T1">3. Вдалий вхід</text:span></text:p>
          </table:table-cell>
        </table:table-row>
        <table:table-row table:style-name="ro5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search_test1</text:p>
          </table:table-cell>
          <table:table-cell table:style-name="ce2" office:value-type="string" calcext:value-type="string">
            <text:p>Перевірка пошуку</text:p>
            <text:p>Інформації</text:p>
          </table:table-cell>
          <table:table-cell table:style-name="ce5" office:value-type="string" calcext:value-type="string">
            <text:p>1. Ввести інформацію</text:p>
            <text:p>2. Нажати на кнопку пошуку</text:p>
          </table:table-cell>
          <table:table-cell table:style-name="ce5" office:value-type="string" calcext:value-type="string">
            <text:p>1. Запис інформації, випадаюче вікно з результатами</text:p>
            <text:p>2. Перехід на сторінку з результатами пошуку</text:p>
          </table:table-cell>
        </table:table-row>
        <table:table-row table:style-name="ro6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buy_test1</text:p>
          </table:table-cell>
          <table:table-cell table:style-name="ce2" office:value-type="string" calcext:value-type="string">
            <text:p>Перевірка функції</text:p>
            <text:p>Покупки</text:p>
          </table:table-cell>
          <table:table-cell table:style-name="ce5" office:value-type="string" calcext:value-type="string">
            <text:p>1. Натискаємо кнопку покупки</text:p>
            <text:p>2. Натискаємо кнопку придбання та вводимо</text:p>
            <text:p>Номер картки</text:p>
          </table:table-cell>
          <table:table-cell table:style-name="ce5" office:value-type="string" calcext:value-type="string">
            <text:p>1. Відкривається вікно підтвердження</text:p>
            <text:p>2. Відкривається поле для вводу карти</text:p>
          </table:table-cell>
        </table:table-row>
        <table:table-row table:style-name="ro5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В</text:p>
          </table:table-cell>
          <table:table-cell table:style-name="ce2" office:value-type="string" calcext:value-type="string">
            <text:p>filter_text1</text:p>
          </table:table-cell>
          <table:table-cell table:style-name="ce2" office:value-type="string" calcext:value-type="string">
            <text:p>Перевірка роботи </text:p>
            <text:p>Фільтрів</text:p>
          </table:table-cell>
          <table:table-cell table:style-name="ce5" office:value-type="string" calcext:value-type="string">
            <text:p>1. Обираємо кілька фільтрів</text:p>
            <text:p>2. Сторінка оновлюється</text:p>
          </table:table-cell>
          <table:table-cell table:style-name="ce5" office:value-type="string" calcext:value-type="string">
            <text:p>1. Фільтри мають змінити свій колір</text:p>
            <text:p>2. Після оновлення мають застосуватись фільтри</text:p>
          </table:table-cell>
        </table:table-row>
        <table:table-row table:style-name="ro7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В</text:p>
          </table:table-cell>
          <table:table-cell table:style-name="ce2" office:value-type="string" calcext:value-type="string">
            <text:p>rating_test1</text:p>
          </table:table-cell>
          <table:table-cell table:style-name="ce2" office:value-type="string" calcext:value-type="string">
            <text:p>Перевірка рейтингу</text:p>
            <text:p>товарів</text:p>
          </table:table-cell>
          <table:table-cell table:style-name="ce5" office:value-type="string" calcext:value-type="string">
            <text:p><text:span text:style-name="T1">1. Поставити певну кількість зірок</text:span></text:p>
            <text:p><text:span text:style-name="T1">товару</text:span></text:p>
          </table:table-cell>
          <table:table-cell table:style-name="ce5" office:value-type="string" calcext:value-type="string">
            <text:p><text:span text:style-name="T1">1. Загальний рейтинг товару має оновитися з </text:span></text:p>
            <text:p><text:span text:style-name="T1">врахуванням оцінки</text:span></text:p>
          </table:table-cell>
        </table:table-row>
        <table:table-row table:style-name="ro8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C8:Sheet1.H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43:49.173252708</meta:creation-date>
    <dc:date>2021-05-18T17:15:50.970047435</dc:date>
    <meta:editing-duration>PT6S</meta:editing-duration>
    <meta:editing-cycles>1</meta:editing-cycles>
    <meta:document-statistic meta:table-count="1" meta:cell-count="36" meta:object-count="0"/>
    <meta:generator>LibreOffice/7.0.5.2$Linux_X86_64 LibreOffice_project/00$Build-2</meta:generator>
  </office:meta>
</office:document-meta>
</file>